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1"/>
      <style:text-properties fo:color="#0000ff" fo:font-size="18pt" fo:font-weight="bold" style:font-size-asian="18pt" style:font-weight-asian="bold" style:font-size-complex="18pt"/>
    </style:style>
    <style:style style:name="P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paragraph-rsid="001d31dc" style:font-size-asian="14pt" style:font-weight-asian="bold" style:font-size-complex="14pt"/>
    </style:style>
    <style:style style:name="P9" style:family="paragraph" style:parent-style-name="Standard">
      <style:text-properties fo:font-size="14pt" officeooo:paragraph-rsid="001d31dc" style:font-size-asian="14pt" style:font-size-complex="14pt"/>
    </style:style>
    <style:style style:name="P10" style:family="paragraph" style:parent-style-name="Standard">
      <style:text-properties fo:color="#0000ff" fo:font-size="14pt" fo:font-weight="bold" officeooo:paragraph-rsid="001d31dc" style:font-size-asian="14pt" style:font-weight-asian="bold" style:font-size-complex="14pt"/>
    </style:style>
    <style:style style:name="P11" style:family="paragraph" style:parent-style-name="Standard">
      <style:text-properties officeooo:paragraph-rsid="001d31dc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officeooo:paragraph-rsid="001d31dc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officeooo:paragraph-rsid="001d31dc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4pt" officeooo:paragraph-rsid="001d31dc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d31dc"/>
    </style:style>
    <style:style style:name="P20" style:family="paragraph" style:parent-style-name="Standard" style:master-page-name="Standard">
      <style:paragraph-properties style:page-number="1" fo:break-before="page"/>
      <style:text-properties fo:color="#0000ff" fo:font-size="18pt" fo:font-weight="bold" officeooo:paragraph-rsid="001d31dc" style:font-size-asian="18pt" style:font-weight-asian="bold" style:font-size-complex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/ Personna 1 /</text:p>
      <text:p text:style-name="Standard"/>
      <text:p text:style-name="Standard"/>
      <text:p text:style-name="Standard"><text:span text:style-name="T1">Nom: </text:span><text:span text:style-name="T2"><text:s/>Emma Biset </text:span></text:p>
      <text:p text:style-name="Standard"><text:span text:style-name="T1">Age:</text:span><text:span text:style-name="T2"> 25 ans</text:span></text:p>
      <text:p text:style-name="Standard"><text:span text:style-name="T1">Métier</text:span><text:span text:style-name="T2">: Dernière année d’études de commerce</text:span></text:p>
      <text:p text:style-name="P1"/>
      <text:p text:style-name="Standard"><text:span text:style-name="T1">Verbatim</text:span><text:span text:style-name="T2">: “Not all who wander are lost”</text:span></text:p>
      <text:p text:style-name="P1"/>
      <text:p text:style-name="P6">Autonome/ Curieuse/ Ouverte sur le monde</text:p>
      <text:p text:style-name="P1"/>
      <text:p text:style-name="P7">Objectifs: </text:p>
      <text:list xml:id="list3226256743" text:style-name="WWNum1">
        <text:list-item>
          <text:p text:style-name="P12">Explorer le monde</text:p>
        </text:list-item>
        <text:list-item>
          <text:p text:style-name="P12">Etre en contact avec la nature</text:p>
        </text:list-item>
        <text:list-item>
          <text:p text:style-name="P12">Rencontrer de nouvelles personnes</text:p>
        </text:list-item>
      </text:list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GAINS</text:p>
          </table:table-cell>
          <table:table-cell table:style-name="Table1.A1" office:value-type="string">
            <text:p text:style-name="P14">FREINS</text:p>
          </table:table-cell>
        </table:table-row>
        <table:table-row table:style-name="Table1.1">
          <table:table-cell table:style-name="Table1.A1" office:value-type="string">
            <text:p text:style-name="P4">Beaucoup de temps libre</text:p>
          </table:table-cell>
          <table:table-cell table:style-name="Table1.A1" office:value-type="string">
            <text:p text:style-name="P4">Manque de moyens financiers</text:p>
          </table:table-cell>
        </table:table-row>
        <table:table-row table:style-name="Table1.1">
          <table:table-cell table:style-name="Table1.A1" office:value-type="string">
            <text:p text:style-name="P4">très active sur les reseaux</text:p>
          </table:table-cell>
          <table:table-cell table:style-name="Table1.A1" office:value-type="string">
            <text:p text:style-name="P4">Aucun sens de l’orientation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1">Applications favorites</text:span><text:span text:style-name="T2"> : Instagram, Twitter, Pinterest, Facebook</text:span></text:p>
      <text:p text:style-name="P3"/>
      <text:p text:style-name="P2"><text:span text:style-name="T1">Equipements</text:span><text:span text:style-name="T2"> : Appareils android et ordinateur portable</text:span></text:p>
      <text:p text:style-name="P3"/>
      <text:p text:style-name="P2"/>
      <text:p text:style-name="P20">/ Personna 2 /</text:p>
      <text:p text:style-name="P10"/>
      <text:p text:style-name="P11"><text:span text:style-name="T1">Nom:</text:span><text:span text:style-name="T2"> Stéphane Louis</text:span></text:p>
      <text:p text:style-name="P11"><text:span text:style-name="T1">Age</text:span><text:span text:style-name="T2">: 55ans</text:span></text:p>
      <text:p text:style-name="P11"><text:span text:style-name="T1">Métier</text:span><text:span text:style-name="T2">: Imprimeur</text:span></text:p>
      <text:p text:style-name="P9"/>
      <text:p text:style-name="P11"><text:span text:style-name="T1">Autre</text:span><text:span text:style-name="T2">: Marié, 3 enfants</text:span></text:p>
      <text:p text:style-name="P9"/>
      <text:p text:style-name="P11"><text:span text:style-name="T1">Verbatim</text:span><text:span text:style-name="T2">: “Rester c’est exister mais voyager c’est vivre”</text:span></text:p>
      <text:p text:style-name="P9"/>
      <text:p text:style-name="P9"/>
      <text:p text:style-name="P11"><text:span text:style-name="T1">Personnalité</text:span><text:span text:style-name="T2"> : Sociable, responsable, prudent</text:span></text:p>
      <text:p text:style-name="P9"/>
      <text:p text:style-name="P8">Objectfis:</text:p>
      <text:list xml:id="list164908180487039" text:continue-numbering="true" text:style-name="WWNum1">
        <text:list-item>
          <text:p text:style-name="P13">Connaître mieux sa région et la faire découvrir à ses enfants</text:p>
        </text:list-item>
        <text:list-item>
          <text:p text:style-name="P13">Rester en forme</text:p>
        </text:list-item>
        <text:list-item>
          <text:p text:style-name="P13">Sortie en famille</text:p>
        </text:list-item>
        <text:list-item>
          <text:p text:style-name="P13">Se relaxer <text:s/></text:p>
        </text:list-item>
      </text:list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GAINS</text:p>
          </table:table-cell>
          <table:table-cell table:style-name="Table2.A1" office:value-type="string">
            <text:p text:style-name="P15">FREINS</text:p>
          </table:table-cell>
        </table:table-row>
        <table:table-row table:style-name="Table2.1">
          <table:table-cell table:style-name="Table2.A1" office:value-type="string">
            <text:p text:style-name="P17">Bon moyens financiers</text:p>
          </table:table-cell>
          <table:table-cell table:style-name="Table2.A1" office:value-type="string">
            <text:p text:style-name="P17">Difficulté avec la technologie</text:p>
          </table:table-cell>
        </table:table-row>
        <table:table-row table:style-name="Table2.1">
          <table:table-cell table:style-name="Table2.A1" office:value-type="string">
            <text:p text:style-name="P17">Infos pratiques</text:p>
          </table:table-cell>
          <table:table-cell table:style-name="Table2.A1" office:value-type="string">
            <text:p text:style-name="P17">Temps limité</text:p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9"/>
      <text:p text:style-name="P9"/>
      <text:p text:style-name="P11"><text:span text:style-name="T1">Applications favorites</text:span><text:span text:style-name="T2">: Facebook</text:span></text:p>
      <text:p text:style-name="P9"/>
      <text:p text:style-name="P19"><text:span text:style-name="T1">Equipement </text:span><text:span text:style-name="T2">: PC fixe et téléphone portable androi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16:48:52.362479786</dc:date>
    <meta:editing-duration>PT26S</meta:editing-duration>
    <meta:editing-cycles>1</meta:editing-cycles>
    <meta:document-statistic meta:table-count="2" meta:image-count="0" meta:object-count="0" meta:page-count="3" meta:paragraph-count="38" meta:word-count="155" meta:character-count="968" meta:non-whitespace-character-count="851"/>
  </office:meta>
</office:document-meta>
</file>